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margin-top="0cm" fo:margin-bottom="0.282cm" loext:contextual-spacing="false" fo:line-height="107%" fo:text-indent="0cm" style:auto-text-indent="false" style:writing-mode="lr-tb"/>
      <style:text-properties style:font-name="Liberation Serif" fo:font-size="11pt" fo:font-weight="bold" style:font-size-asian="11pt" style:font-weight-asian="bold" style:font-size-complex="11pt" style:font-weight-complex="bold"/>
    </style:style>
    <style:style style:name="P2" style:family="paragraph" style:parent-style-name="Standard" style:list-style-name="L1">
      <style:paragraph-properties fo:margin-top="0cm" fo:margin-bottom="0.282cm" loext:contextual-spacing="false" fo:line-height="107%" style:writing-mode="lr-tb"/>
      <style:text-properties style:font-name="Liberation Serif" fo:font-size="11pt" fo:language="en" fo:country="GB" fo:font-weight="bold" officeooo:paragraph-rsid="000f156e" style:font-size-asian="11pt" style:font-weight-asian="bold" style:font-size-complex="11pt" style:font-weight-complex="bold"/>
    </style:style>
    <style:style style:name="P3" style:family="paragraph" style:parent-style-name="Text_20_body" style:list-style-name="L1">
      <style:paragraph-properties fo:margin-left="0cm" fo:margin-right="0cm" fo:margin-top="0cm" fo:margin-bottom="0.282cm" loext:contextual-spacing="false" fo:line-height="107%" fo:text-indent="0cm" style:auto-text-indent="false" style:writing-mode="lr-tb"/>
      <style:text-properties style:font-name="Liberation Serif" fo:font-size="11pt" fo:language="en" fo:country="GB" fo:font-weight="bold" officeooo:paragraph-rsid="0011ef77" style:font-size-asian="11pt" style:font-weight-asian="bold" style:font-size-complex="11pt" style:font-weight-complex="bold"/>
    </style:style>
    <style:style style:name="P4" style:family="paragraph" style:parent-style-name="Text_20_body" style:list-style-name="L1">
      <style:paragraph-properties fo:margin-left="0cm" fo:margin-right="0cm" fo:margin-top="0cm" fo:margin-bottom="0.282cm" loext:contextual-spacing="false" fo:line-height="107%" fo:text-indent="0cm" style:auto-text-indent="false" style:writing-mode="lr-tb"/>
      <style:text-properties style:font-name="Liberation Serif" fo:font-size="11pt" fo:language="en" fo:country="GB" fo:font-weight="bold" officeooo:rsid="0011ef77" officeooo:paragraph-rsid="0011ef77" style:font-size-asian="11pt" style:font-weight-asian="bold" style:font-size-complex="11pt" style:font-weight-complex="bold"/>
    </style:style>
    <style:style style:name="P5" style:family="paragraph" style:parent-style-name="Text_20_body" style:list-style-name="L1">
      <style:paragraph-properties fo:margin-left="0cm" fo:margin-right="0cm" fo:margin-top="0cm" fo:margin-bottom="0.282cm" loext:contextual-spacing="false" fo:line-height="107%" fo:text-indent="0cm" style:auto-text-indent="false" style:writing-mode="lr-tb"/>
      <style:text-properties style:font-name="Liberation Serif" fo:font-size="11pt" fo:language="en" fo:country="GB" fo:font-weight="bold" officeooo:rsid="0014d085" officeooo:paragraph-rsid="0014d085" style:font-size-asian="11pt" style:font-weight-asian="bold" style:font-size-complex="11pt" style:font-weight-complex="bold"/>
    </style:style>
    <style:style style:name="P6" style:family="paragraph" style:parent-style-name="Text_20_body">
      <style:paragraph-properties fo:margin-left="0cm" fo:margin-right="0cm" fo:margin-top="0cm" fo:margin-bottom="0.282cm" loext:contextual-spacing="false" fo:line-height="107%" fo:text-indent="0cm" style:auto-text-indent="false" style:writing-mode="lr-tb"/>
      <style:text-properties style:font-name="Liberation Serif" fo:font-size="11pt" fo:font-weight="bold" style:font-size-asian="11pt" style:font-weight-asian="bold" style:font-size-complex="11pt" style:font-weight-complex="bold"/>
    </style:style>
    <style:style style:name="P7" style:family="paragraph" style:parent-style-name="Text_20_body">
      <style:paragraph-properties fo:margin-left="0cm" fo:margin-right="0cm" fo:margin-top="0cm" fo:margin-bottom="0.282cm" loext:contextual-spacing="false" fo:line-height="107%" fo:text-indent="0cm" style:auto-text-indent="false" style:writing-mode="lr-tb"/>
      <style:text-properties style:font-name="Liberation Serif" fo:font-size="11pt" fo:font-weight="bold" officeooo:rsid="001e8197" officeooo:paragraph-rsid="001e8197" style:font-size-asian="11pt" style:font-weight-asian="bold" style:font-size-complex="11pt" style:font-weight-complex="bold"/>
    </style:style>
    <style:style style:name="P8" style:family="paragraph" style:parent-style-name="Text_20_body" style:list-style-name="L1">
      <style:paragraph-properties fo:margin-top="0cm" fo:margin-bottom="0.282cm" loext:contextual-spacing="false" fo:line-height="107%" style:writing-mode="lr-tb"/>
      <style:text-properties style:font-name="Liberation Serif" fo:font-size="11pt" fo:language="en" fo:country="GB" fo:font-weight="bold" officeooo:paragraph-rsid="000cd4cd" style:font-size-asian="11pt" style:font-weight-asian="bold" style:font-size-complex="11pt" style:font-weight-complex="bold"/>
    </style:style>
    <style:style style:name="P9" style:family="paragraph" style:parent-style-name="Text_20_body" style:list-style-name="L1">
      <style:paragraph-properties fo:margin-top="0cm" fo:margin-bottom="0.282cm" loext:contextual-spacing="false" fo:line-height="107%" style:writing-mode="lr-tb"/>
      <style:text-properties style:font-name="Liberation Serif" fo:font-size="11pt" fo:language="en" fo:country="GB" fo:font-weight="bold" officeooo:paragraph-rsid="000d1706" style:font-size-asian="11pt" style:font-weight-asian="bold" style:font-size-complex="11pt" style:font-weight-complex="bold"/>
    </style:style>
    <style:style style:name="P10" style:family="paragraph" style:parent-style-name="Text_20_body" style:list-style-name="L1">
      <style:paragraph-properties fo:margin-top="0cm" fo:margin-bottom="0.282cm" loext:contextual-spacing="false" fo:line-height="107%" style:writing-mode="lr-tb"/>
      <style:text-properties style:font-name="Liberation Serif" fo:font-size="11pt" fo:language="en" fo:country="GB" fo:font-weight="bold" officeooo:paragraph-rsid="000d2a23" style:font-size-asian="11pt" style:font-weight-asian="bold" style:font-size-complex="11pt" style:font-weight-complex="bold"/>
    </style:style>
    <style:style style:name="P11" style:family="paragraph" style:parent-style-name="Text_20_body" style:list-style-name="L1">
      <style:paragraph-properties fo:margin-top="0cm" fo:margin-bottom="0.282cm" loext:contextual-spacing="false" fo:line-height="107%" style:writing-mode="lr-tb"/>
      <style:text-properties style:font-name="Liberation Serif" fo:font-size="11pt" fo:language="en" fo:country="GB" fo:font-weight="bold" officeooo:paragraph-rsid="000f156e" style:font-size-asian="11pt" style:font-weight-asian="bold" style:font-size-complex="11pt" style:font-weight-complex="bold"/>
    </style:style>
    <style:style style:name="P12" style:family="paragraph" style:parent-style-name="Text_20_body" style:list-style-name="L1">
      <style:paragraph-properties fo:margin-top="0cm" fo:margin-bottom="0.282cm" loext:contextual-spacing="false" fo:line-height="107%" style:writing-mode="lr-tb"/>
      <style:text-properties style:font-name="Liberation Serif" fo:font-size="11pt" fo:language="en" fo:country="GB" fo:font-weight="bold" officeooo:rsid="000f35a4" officeooo:paragraph-rsid="000f35a4" style:font-size-asian="11pt" style:font-weight-asian="bold" style:font-size-complex="11pt" style:font-weight-complex="bold"/>
    </style:style>
    <style:style style:name="P13" style:family="paragraph" style:parent-style-name="Text_20_body" style:list-style-name="L1">
      <style:paragraph-properties fo:margin-top="0cm" fo:margin-bottom="0.282cm" loext:contextual-spacing="false" fo:line-height="107%" style:writing-mode="lr-tb"/>
      <style:text-properties style:font-name="Liberation Serif" fo:font-size="11pt" fo:language="en" fo:country="GB" fo:font-weight="bold" officeooo:rsid="000fd358" officeooo:paragraph-rsid="000fd358" style:font-size-asian="11pt" style:font-weight-asian="bold" style:font-size-complex="11pt" style:font-weight-complex="bold"/>
    </style:style>
    <style:style style:name="P14" style:family="paragraph" style:parent-style-name="Text_20_body" style:list-style-name="L1">
      <style:paragraph-properties fo:margin-top="0cm" fo:margin-bottom="0.282cm" loext:contextual-spacing="false" fo:line-height="107%" style:writing-mode="lr-tb"/>
      <style:text-properties style:font-name="Liberation Serif" fo:font-size="11pt" fo:language="en" fo:country="GB" fo:font-weight="bold" officeooo:rsid="0012bba2" officeooo:paragraph-rsid="0012bba2" style:font-size-asian="11pt" style:font-weight-asian="bold" style:font-size-complex="11pt" style:font-weight-complex="bold"/>
    </style:style>
    <style:style style:name="P15" style:family="paragraph" style:parent-style-name="Text_20_body" style:list-style-name="L1">
      <style:paragraph-properties fo:margin-top="0cm" fo:margin-bottom="0.282cm" loext:contextual-spacing="false" fo:line-height="107%" style:writing-mode="lr-tb"/>
      <style:text-properties style:font-name="Liberation Serif" fo:font-size="11pt" fo:language="en" fo:country="GB" fo:font-weight="bold" officeooo:rsid="00193e26" officeooo:paragraph-rsid="00193e26" style:font-size-asian="11pt" style:font-weight-asian="bold" style:font-size-complex="11pt" style:font-weight-complex="bold"/>
    </style:style>
    <style:style style:name="P16" style:family="paragraph" style:parent-style-name="Text_20_body" style:list-style-name="L1">
      <style:paragraph-properties fo:margin-top="0cm" fo:margin-bottom="0.282cm" loext:contextual-spacing="false" fo:line-height="107%" style:writing-mode="lr-tb"/>
      <style:text-properties style:font-name="Liberation Serif" fo:font-size="11pt" fo:language="en" fo:country="GB" fo:font-weight="bold" officeooo:rsid="001a19e3" officeooo:paragraph-rsid="001a19e3" style:font-size-asian="11pt" style:font-weight-asian="bold" style:font-size-complex="11pt" style:font-weight-complex="bold"/>
    </style:style>
    <style:style style:name="P17" style:family="paragraph" style:parent-style-name="Text_20_body" style:list-style-name="L1">
      <style:paragraph-properties fo:margin-top="0cm" fo:margin-bottom="0.282cm" loext:contextual-spacing="false" fo:line-height="107%" style:writing-mode="lr-tb"/>
      <style:text-properties style:font-name="Liberation Serif" fo:font-size="11pt" fo:language="en" fo:country="GB" style:font-size-asian="11pt" style:font-size-complex="11pt"/>
    </style:style>
    <style:style style:name="P18" style:family="paragraph" style:parent-style-name="Text_20_body" style:list-style-name="L1">
      <style:paragraph-properties fo:margin-top="0cm" fo:margin-bottom="0.282cm" loext:contextual-spacing="false" fo:line-height="107%" style:writing-mode="lr-tb"/>
      <style:text-properties style:font-name="Liberation Serif" fo:font-size="11pt" style:font-size-asian="11pt" style:font-size-complex="11pt"/>
    </style:style>
    <style:style style:name="P19" style:family="paragraph" style:parent-style-name="Text_20_body" style:list-style-name="L1">
      <style:paragraph-properties fo:margin-top="0cm" fo:margin-bottom="0.282cm" loext:contextual-spacing="false" fo:line-height="107%" style:writing-mode="lr-tb"/>
      <style:text-properties style:font-name="Liberation Serif" fo:font-size="11pt" officeooo:paragraph-rsid="000d2a23" style:font-size-asian="11pt" style:font-size-complex="11pt"/>
    </style:style>
    <style:style style:name="P20" style:family="paragraph" style:parent-style-name="Text_20_body" style:list-style-name="L1">
      <style:paragraph-properties fo:margin-top="0cm" fo:margin-bottom="0.282cm" loext:contextual-spacing="false" fo:line-height="107%" style:writing-mode="lr-tb"/>
      <style:text-properties style:font-name="Liberation Serif" fo:font-size="11pt" officeooo:paragraph-rsid="000f156e" style:font-size-asian="11pt" style:font-size-complex="11pt"/>
    </style:style>
    <style:style style:name="P21" style:family="paragraph" style:parent-style-name="Text_20_body" style:list-style-name="L1">
      <style:paragraph-properties fo:margin-top="0cm" fo:margin-bottom="0.282cm" loext:contextual-spacing="false" fo:line-height="107%" style:writing-mode="lr-tb"/>
      <style:text-properties style:font-name="Liberation Serif" fo:font-size="11pt" fo:font-weight="bold" officeooo:paragraph-rsid="000f156e" style:font-size-asian="11pt" style:font-weight-asian="bold" style:font-size-complex="11pt" style:font-weight-complex="bold"/>
    </style:style>
    <style:style style:name="P22" style:family="paragraph" style:parent-style-name="Text_20_body" style:list-style-name="L2">
      <style:paragraph-properties fo:margin-top="0cm" fo:margin-bottom="0.282cm" loext:contextual-spacing="false" fo:line-height="107%" style:writing-mode="lr-tb"/>
      <style:text-properties style:font-name="Liberation Serif" fo:font-size="11pt" fo:font-weight="bold" officeooo:rsid="001e8197" officeooo:paragraph-rsid="001e8197" style:font-size-asian="11pt" style:font-weight-asian="bold" style:font-size-complex="11pt" style:font-weight-complex="bold"/>
    </style:style>
    <style:style style:name="T1" style:family="text">
      <style:text-properties fo:language="en" fo:country="GB"/>
    </style:style>
    <style:style style:name="T2" style:family="text">
      <style:text-properties fo:language="en" fo:country="GB" officeooo:rsid="000cd4cd"/>
    </style:style>
    <style:style style:name="T3" style:family="text">
      <style:text-properties fo:language="en" fo:country="GB" officeooo:rsid="000d1706"/>
    </style:style>
    <style:style style:name="T4" style:family="text">
      <style:text-properties fo:language="en" fo:country="GB" fo:font-weight="bold" style:font-weight-asian="bold" style:font-weight-complex="bold"/>
    </style:style>
    <style:style style:name="T5" style:family="text">
      <style:text-properties fo:language="en" fo:country="GB" fo:font-weight="bold" officeooo:rsid="000d2a23" style:font-weight-asian="bold" style:font-weight-complex="bold"/>
    </style:style>
    <style:style style:name="T6" style:family="text">
      <style:text-properties fo:language="en" fo:country="GB" officeooo:rsid="000f156e"/>
    </style:style>
    <style:style style:name="T7" style:family="text">
      <style:text-properties fo:color="#0000ff" style:text-underline-style="solid" style:text-underline-width="auto" style:text-underline-color="font-color"/>
    </style:style>
    <style:style style:name="T8" style:family="text">
      <style:text-properties officeooo:rsid="000cd4cd"/>
    </style:style>
    <style:style style:name="T9" style:family="text">
      <style:text-properties officeooo:rsid="00110229"/>
    </style:style>
    <style:style style:name="T10" style:family="text">
      <style:text-properties officeooo:rsid="0012bba2"/>
    </style:style>
    <style:style style:name="T11" style:family="text">
      <style:text-properties fo:color="#ce181e"/>
    </style:style>
    <style:style style:name="T12" style:family="text">
      <style:text-properties fo:color="#ce181e" officeooo:rsid="00110229"/>
    </style:style>
    <style:style style:name="T13" style:family="text">
      <style:text-properties fo:color="#ce181e" fo:language="en" fo:country="GB"/>
    </style:style>
    <style:style style:name="T14" style:family="text">
      <style:text-properties officeooo:rsid="00146153"/>
    </style:style>
    <style:style style:name="T15" style:family="text">
      <style:text-properties officeooo:rsid="00153ac4"/>
    </style:style>
    <style:style style:name="T16" style:family="text">
      <style:text-properties officeooo:rsid="0016fc1b"/>
    </style:style>
    <style:style style:name="T17" style:family="text">
      <style:text-properties officeooo:rsid="00183bc5"/>
    </style:style>
    <style:style style:name="T18" style:family="text">
      <style:text-properties officeooo:rsid="001a19e3"/>
    </style:style>
    <style:style style:name="T19" style:family="text">
      <style:text-properties fo:font-style="italic" officeooo:rsid="001a19e3" style:font-style-asian="italic" style:font-style-complex="italic"/>
    </style:style>
    <style:style style:name="T20" style:family="text">
      <style:text-properties officeooo:rsid="001d0828"/>
    </style:style>
    <style:style style:name="T21" style:family="text">
      <style:text-properties officeooo:rsid="001d25af"/>
    </style:style>
    <style:style style:name="T22" style:family="text">
      <style:text-properties officeooo:rsid="001e69e5"/>
    </style:style>
    <style:style style:name="T23" style:family="text">
      <style:text-properties officeooo:rsid="001f26a9"/>
    </style:style>
    <style:style style:name="T24" style:family="text">
      <style:text-properties officeooo:rsid="0020cd75"/>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li">
        <text:section text:style-name="Sect1" text:name=":lh">
          <text:p text:style-name="P1">RL Assignment Notes</text:p>
          <text:p text:style-name="P1"/>
          <text:p text:style-name="P7">URGENT TO DO</text:p>
          <text:list xml:id="list2119393323" text:style-name="L2">
            <text:list-item>
              <text:p text:style-name="P22">PLAY THE GAME (FIGURE OUT THE GAME FOR YOURSELF)<text:span text:style-name="T24">+ READ THE WIKI!</text:span></text:p>
            </text:list-item>
            <text:list-item>
              <text:p text:style-name="P22">READ THE ALPHASTAR PAPER <text:span text:style-name="T23">(ALL 3 OF THEM) TO GAIN AN UNDERSTANDING OF HOW WE GOING TO INTERPRET THE STATE SPACE AND ACTION SPACE)</text:span></text:p>
            </text:list-item>
          </text:list>
          <text:p text:style-name="P1"/>
          <text:list xml:id="list3767266506" text:style-name="L1">
            <text:list-item>
              <text:p text:style-name="P3"><text:span text:style-name="T11">RND Exploration</text:span> is apparently quite promising as an exploration strategy <text:span text:style-name="T8">(although, this has its benefits … its only suitable for certain tasks)</text:span></text:p>
            </text:list-item>
            <text:list-item>
              <text:p text:style-name="P4">Think about the situation humanly as well (what would you do in an ever evolving environment) <text:span text:style-name="T14">Use newly discovered inventory on your pet… </text:span></text:p>
            </text:list-item>
            <text:list-item>
              <text:p text:style-name="P5">State represen<text:span text:style-name="T16">t</text:span>ation is important <text:span text:style-name="T15">(Look into this!)</text:span></text:p>
            </text:list-item>
            <text:list-item>
              <text:p text:style-name="P3"><text:span text:style-name="T11">Exploration</text:span> is key in this game, given the large number of states and actions available <text:span text:style-name="T17">( Please read the exploration paper)</text:span></text:p>
            </text:list-item>
            <text:list-item>
              <text:p text:style-name="P8">NetHack can also drive research on <text:span text:style-name="T11">learning from demonstrations </text:span>[1,3] since a large collection of replay data is available.</text:p>
            </text:list-item>
            <text:list-item>
              <text:p text:style-name="P8">Go beyond what we are t<text:span text:style-name="T9">au</text:span>ght (that’s obviously going to be the norm)</text:p>
            </text:list-item>
            <text:list-item>
              <text:p text:style-name="P9">We also start with a random inventory</text:p>
            </text:list-item>
            <text:list-item>
              <text:p text:style-name="P15">Look into variations of DQN</text:p>
            </text:list-item>
            <text:list-item>
              <text:p text:style-name="P16">Start early so that we can do a lot of exploration since we are lost agents ourselves</text:p>
            </text:list-item>
            <text:list-item>
              <text:p text:style-name="P9">Link for the replay data: <text:a xlink:type="simple" xlink:href="https://alt.org/nethack/" office:target-frame-name="_blank" xlink:show="new" text:style-name="Internet_20_link" text:visited-style-name="Visited_20_Internet_20_Link"><text:span text:style-name="T7">https://alt.org/nethack/</text:span></text:a>, Look into imitation learning and how to learning from previous games (there’s potential)</text:p>
            </text:list-item>
            <text:list-item>
              <text:p text:style-name="P9">Don’t only use the in-built score as a measurement for progress</text:p>
            </text:list-item>
            <text:list-item>
              <text:p text:style-name="P19"><text:span text:style-name="T4">There are a vast number of skills that the agent should acquire to survive for long enough in the gam</text:span><text:span text:style-name="T5">e</text:span></text:p>
            </text:list-item>
            <text:list-item>
              <text:p text:style-name="P10"><text:bookmark text:name="m_-1334466182720528163gmail-_x0000_t75"/><text:bookmark text:name="m_-1334466182720528163gmail-Picture_x0020_3"/>Check which character are we using or is it different everytime since every permutation has a different set of capabilities → <text:span text:style-name="T9">we are a <text:s/></text:span><text:span text:style-name="T12">neutral male hu</text:span><text:span text:style-name="T11">man monk</text:span></text:p>
            </text:list-item>
            <text:list-item>
              <text:p text:style-name="P13">We’re no longer spoon-fed (what goes where)</text:p>
            </text:list-item>
            <text:list-item>
              <text:p text:style-name="P11">the game is designed to heavily punish careless exploration policies. This makes NetHack an ideal environment for evaluating exploration methods such as curiosity-driven learning [56, 12] or safe reinforcement learning [28]. <text:span text:style-name="T19">How</text:span><text:span text:style-name="T18"> we explore will make or break the situation</text:span></text:p>
            </text:list-item>
            <text:list-item>
              <text:p text:style-name="P21"> <text:span text:style-name="T1">Look into some of the previous notable bots of the game TAEB, BotHack and Saiph</text:span></text:p>
            </text:list-item>
            <text:list-item>
              <text:p text:style-name="P21"><text:span text:style-name="T1">RND</text:span><text:span text:style-name="T13"> mon-hum-neu-mal</text:span> seems to perform the best</text:p>
            </text:list-item>
            <text:list-item>
              <text:p text:style-name="P11">Amulet of Yendor is only on Level 50, thus, prioritize <text:span text:style-name="T11">survival!-→</text:span><text:span text:style-name="T20"> Have High discount</text:span></text:p>
            </text:list-item>
            <text:list-item>
              <text:p text:style-name="P2"><text:s/>drawback of self-play methods is that it forgets, it may continuously learn how to win, but will forget how to win previous versions of itself.</text:p>
            </text:list-item>
            <text:list-item>
              <text:p text:style-name="P11">AlphaStar also face the challenge of exploration as a result of the large action space →<text:span text:style-name="T21"> READ THE ALPHASTAR AND OPENAI 5 STUFF VERY CAREFULLY!</text:span></text:p>
            </text:list-item>
            <text:list-item>
              <text:p text:style-name="P11"><text:soft-page-break/>Finding winning strategies is challenging in such a massive solution space. Even with a strong self-play system and a diverse league of main and exploiter agents, there would be almost no chance of a system developing successful strategies in such a complex environment without some prior knowledge. Learning human strategies, and ensuring that the agents keep exploring those strategies throughout self-play, was key to unlocking AlphaStar’s performance. To do this, we used imitation learning – combined with advanced neural network architectures and techniques used for language modelling – to create an initial policy which played the game better than 84% of active players. In particular, AlphaStar uses a new algorithm for off-policy reinforcement learning, which allows it to efficiently update its policy from games played by an older policy.</text:p>
            </text:list-item>
            <text:list-item>
              <text:p text:style-name="P11">If computationally expensive, can look at CHPC (Lengau cluster) <text:span text:style-name="T22">OR periodically save after a pred-defined number of steps, and resume from the previously saved state</text:span></text:p>
            </text:list-item>
            <text:list-item>
              <text:p text:style-name="P11">Look into LSTM</text:p>
            </text:list-item>
            <text:list-item>
              <text:p text:style-name="P11">Exploration is crucial because of the long episodes and extensive action space</text:p>
            </text:list-item>
            <text:list-item>
              <text:p text:style-name="P11">We can train it in stages on collab</text:p>
            </text:list-item>
            <text:list-item>
              <text:p text:style-name="P12">Make notes as you (about the things you tried, what worked, what didnt,etc<text:span text:style-name="T10">)</text:span></text:p>
            </text:list-item>
            <text:list-item>
              <text:p text:style-name="P14">The new paper is apparently good at discovering new secret areas</text:p>
            </text:list-item>
            <text:list-item>
              <text:p text:style-name="P18">The agent needs to be able to navigate the dungeon and accrue maximum points</text:p>
            </text:list-item>
            <text:list-item>
              <text:p text:style-name="P18">The environment is procedurally generated</text:p>
            </text:list-item>
            <text:list-item>
              <text:p text:style-name="P18">This is a test of <text:span text:style-name="T1">exploration, planning, skill acquisition, memory, and transfer</text:span></text:p>
            </text:list-item>
            <text:list-item>
              <text:p text:style-name="P17">the environment observation is generated programmatically in every episode, making it extremely unlikely for an agent to visit the exact state more than once.</text:p>
            </text:list-item>
            <text:list-item>
              <text:p text:style-name="P17">The Goal: (descend the dungeon, retrieve an amulet, and ascend).</text:p>
            </text:list-item>
            <text:list-item>
              <text:p text:style-name="P18"><text:span text:style-name="T1">At the beginning of the game,the player assumes the role of a hero placed into a dungeon and tasked with finding the Amulet of Yendo</text:span><text:span text:style-name="T2">r </text:span><text:span text:style-name="T1">to offer it to an in-game deity.</text:span></text:p>
            </text:list-item>
            <text:list-item>
              <text:p text:style-name="P17">Many aspects of the game are procedurally generated and follow stochastic dynamics. For example,the overall structure of the dungeon is somewhat linear, but the exact location of places of interest (e.g.,theOracle) and the structure of branching sub-dungeons (e.g., theGnomish Mines) are determined randomly.     </text:p>
            </text:list-item>
            <text:list-item>
              <text:p text:style-name="P17">Be careful, there are hundreds of different symbols in the game!</text:p>
            </text:list-item>
            <text:list-item>
              <text:p text:style-name="P17">It is an open question how to best project this symbolic space to a low-dimensional representation appropriate for such methods. For example, the heuristicof downsampling images of states to measure their similarity and define an exploration bonus will notwork in a large symbolic and procedurally generated environment. NetHack provides further variationby different hero roles (e.g., monk, valkyrie, wizard, tourist), races (human, elf, dwarf, gnome, orc)and random starting inventories</text:p>
            </text:list-item>
            <text:list-item>
              <text:p text:style-name="P18"><text:span text:style-name="T1">the observation space is a tuple of four elements(glyphs,stats,message, </text:span><text:span text:style-name="T2">inventory)</text:span></text:p>
            </text:list-item>
            <text:list-item>
              <text:p text:style-name="P17">The environment has 93 available actions, corresponding to all the actions a human player can take inNetHack. More precisely, the action space is composed of 77 command actions and 16 movementactions.</text:p>
            </text:list-item>
            <text:list-item>
              <text:p text:style-name="P17">An episode in the fullgame of NetHack is considered solved if the agent retrieves theAmulet of Yendorand offers it to itsco-aligned deity in the Astral Plane, thereby ascending to demigodhood.</text:p>
            </text:list-item>
            <text:list-item>
              <text:p text:style-name="P17"><text:soft-page-break/>Using NetHack’s in-game score as the measure for progress has caveats.</text:p>
            </text:list-item>
            <text:list-item>
              <text:p text:style-name="P17">Although we believe training agents to maximize thein-game score is likely insufficient for solving the game, the in-game score is still a sensible proxyfor incremental progress onNLEas it is a function of, among other things, the dungeon depth thatthe agent reached, the number of enemies it killed, the amount of gold it collected, as well as theknowledge it gathered about potions, scrolls, and wands</text:p>
            </text:list-item>
            <text:list-item>
              <text:p text:style-name="P17">In addition, we present results using Random Network Distillation (RND) [13], a popular explorationtechnique for Deep RL.</text:p>
            </text:list-item>
            <text:list-item>
              <text:p text:style-name="P17">RND encourages agents to visit unfamiliar states by using the prediction errorof a fixed random network as an intrinsic exploration reward, which has proven effective for hardexploration games such as Montezuma’s Revenge [12]. The intrinsic reward obtained from RNDcan create “reward bridges” between states which provide sparse extrinsic environmental rewards,thereby enabling the agent to discover new sources of extrinsic reward that it otherwise would nothave reached.</text:p>
            </text:list-item>
            <text:list-item>
              <text:p text:style-name="P17">We find that test performance increases monotonically with the size of the set of seeds that the agent is trained on.</text:p>
            </text:list-item>
            <text:list-item>
              <text:p text:style-name="P17">Pay attention to the mini tasks (such as walking down the stairs)</text:p>
            </text:list-item>
            <text:list-item>
              <text:p text:style-name="P17">What do they mean by the model capacity improves results on the score but not on the staircase task, indicatingthat it is an important hyperparameter to consider,</text:p>
            </text:list-item>
            <text:list-item>
              <text:p text:style-name="P18"><text:span text:style-name="T1">Procedurally generated are more difficult since we cannot exploit the transition dynamics of the system of to memorize move</text:span><text:span text:style-name="T2">s</text:span> </text:p>
            </text:list-item>
            <text:list-item>
              <text:p text:style-name="P17">There are many tricks and secrets in the game… The main objective is to perform sufficient amount of exploration to gain a good intuition of the dynamics of the game</text:p>
            </text:list-item>
            <text:list-item>
              <text:p text:style-name="P18"><text:span text:style-name="T1">The shape/ formation of the dungeons are stochastically determine</text:span><text:span text:style-name="T3">d</text:span></text:p>
            </text:list-item>
            <text:list-item>
              <text:p text:style-name="P17">Experiment with the subtasks</text:p>
            </text:list-item>
            <text:list-item>
              <text:p text:style-name="P17">Amount of gold collected is also a reward signal and is used to encourage exploration</text:p>
              <text:p text:style-name="P20"/>
            </text:list-item>
            <text:list-item>
              <text:p text:style-name="P17">Techniques Notes</text:p>
            </text:list-item>
            <text:list-item>
              <text:p text:style-name="P18"><text:span text:style-name="T1">REINFORCE is a policy gradient algorithmà</text:span> <text:span text:style-name="T1">Very math based algorithm (can either be gradient free, first order (which uses the gradient) or second order (which uses the Hessianà</text:span> <text:span text:style-name="T1">Note that computing the Hessian is a very expensive operation)</text:span></text:p>
            </text:list-item>
            <text:list-item>
              <text:p text:style-name="P18"> </text:p>
            </text:list-item>
            <text:list-item>
              <text:p text:style-name="P17">The option in option critic is very important( most likely related to SM’s paper)</text:p>
            </text:list-item>
            <text:list-item>
              <text:p text:style-name="P17">Option Critic is a hierarchical reinforcement learning algorithm</text:p>
            </text:list-item>
            <text:list-item>
              <text:p text:style-name="P17">There is a sentence in the Option critic paper that states that it apparently performs better than the DQN architecture</text:p>
            </text:list-item>
            <text:list-item>
              <text:p text:style-name="P18"><text:span text:style-name="T1">StarCraft </text:span>has a combinatorial action space, a planning horizon that extends over thousands of real-time decisions, and imperfect information<text:span text:style-name="T1">7.</text:span></text:p>
            </text:list-item>
            <text:list-item>
              <text:p text:style-name="P17">AlphaStar</text:p>
            </text:list-item>
            <text:list-item>
              <text:p text:style-name="P18"><text:span text:style-name="T1">There agent is more sophisticated: instead of only determining which action to take, it outputs what action type to issue (for example, </text:span>build), who it is applied to, where it targets, and when the next action will be issued.</text:p>
            </text:list-item>
            <text:list-item>
              <text:p text:style-name="P17"><text:soft-page-break/>These agents are trained using supervised learning and reinforcement learning</text:p>
            </text:list-item>
            <text:list-item>
              <text:p text:style-name="P18"><text:span text:style-name="T1">In supervised learning (bottom), the </text:span>parameters are updated to optimize Kullback–Leibler (KL) divergence between its output and human actions sampled from a collection of replays. In reinforcement learning (top), human data are used to sample the statistic z, and agent experience is collected to update the policy and value outputs via reinforcement learning (TD(λ), V-trace, UPGO) combined with a KL loss towards the supervised agent.</text:p>
            </text:list-item>
            <text:list-item>
              <text:p text:style-name="P18"><text:span text:style-name="T1">AlphaStar uses a combination of new and existing general-purpose </text:span>techniques for neural network architectures, imitation learning, rein-forcement learning, and multi-agent learning.</text:p>
            </text:list-item>
            <text:list-item>
              <text:p text:style-name="P18"><text:span text:style-name="T1">Central to AlphaStar is a policy </text:span>ℙ<text:span text:style-name="T1">πaszasz(|,)=[|,]θtttt, represented by a neural network with parameters θ that receives all observations st</text:span> <text:span text:style-name="T1">= (o1:t, a1:t − 1) from the start of the game as inputs, and selects actions as outputs.</text:span></text:p>
            </text:list-item>
            <text:list-item>
              <text:p text:style-name="P17"/>
            </text:list-item>
            <text:list-item>
              <text:p text:style-name="P18"><text:span text:style-name="T1">Updates </text:span>were applied asynchronously<text:span text:style-name="T1">14</text:span> <text:span text:style-name="T1">on replayed experiences15. This requires an approach known as off-policy learning5, that is, updating the current policy from experience generated by a previous policy.</text:span></text:p>
            </text:list-item>
            <text:list-item>
              <text:p text:style-name="P18"> </text:p>
            </text:list-item>
            <text:list-item>
              <text:p text:style-name="P18"><text:span text:style-name="T1">Our solution is </text:span>motivated by the observation that, in large action spaces, the current and previous policies are highly unlikely to match over many steps. We therefore use a combination of techniques that can learn effec-tively despite the mismatch: temporal difference learning (TD(λ))<text:span text:style-name="T1">16, clipped importance sampling (V-trace)14, and a new self-imitation17</text:span> <text:span text:style-name="T1">algo-rithm (UPGO) that moves the policy towards trajectories with better- than-average reward.</text:span></text:p>
            </text:list-item>
            <text:list-item>
              <text:p text:style-name="P17">They also utilize human data! Fortunately this is available for NetHack. This is needed because plain old novel strategies would rarely execute a sequence of actions that leads to something worthy</text:p>
            </text:list-item>
            <text:list-item>
              <text:p text:style-name="P18"><text:span text:style-name="T1">The replay buffer is sampled from to train the Q-networ</text:span><text:span text:style-name="T6">k</text:span></text:p>
            </text:list-item>
          </text:list>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9T14:37:27.187435609</meta:creation-date>
    <dc:date>2020-09-29T18:16:00.351562609</dc:date>
    <meta:editing-duration>PT2H7M45S</meta:editing-duration>
    <meta:editing-cycles>25</meta:editing-cycles>
    <meta:generator>LibreOffice/6.0.7.3$Linux_X86_64 LibreOffice_project/00m0$Build-3</meta:generator>
    <meta:document-statistic meta:table-count="0" meta:image-count="0" meta:object-count="0" meta:page-count="4" meta:paragraph-count="75" meta:word-count="1652" meta:character-count="10180" meta:non-whitespace-character-count="8659"/>
  </office:meta>
</office:document-meta>
</file>